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er">
      <style:text-properties officeooo:paragraph-rsid="0012850b"/>
    </style:style>
    <style:style style:name="P2" style:family="paragraph" style:parent-style-name="Heading_20_2">
      <style:text-properties officeooo:paragraph-rsid="000f4c44"/>
    </style:style>
    <style:style style:name="P3" style:family="paragraph" style:parent-style-name="Standard">
      <style:text-properties officeooo:paragraph-rsid="000f4c44"/>
    </style:style>
    <style:style style:name="P4" style:family="paragraph" style:parent-style-name="Heading_20_3">
      <style:text-properties officeooo:rsid="000d51d5" officeooo:paragraph-rsid="000d51d5"/>
    </style:style>
    <style:style style:name="P5" style:family="paragraph" style:parent-style-name="Text_20_body">
      <style:text-properties officeooo:rsid="000d51d5" officeooo:paragraph-rsid="000d51d5"/>
    </style:style>
    <style:style style:name="P6" style:family="paragraph" style:parent-style-name="Standard" style:master-page-name="">
      <loext:graphic-properties draw:fill="solid" draw:fill-color="#ffff00"/>
      <style:paragraph-properties fo:margin-left="2cm" fo:margin-right="2cm" fo:margin-top="0.499cm" fo:margin-bottom="0.499cm" style:contextual-spacing="false" fo:line-height="115%" fo:text-align="center" style:justify-single-word="false" fo:text-indent="0cm" style:auto-text-indent="false" style:page-number="auto" fo:background-color="#ffff00" fo:padding="0.349cm" fo:border="1.05pt solid #ff0000"/>
    </style:style>
    <style:style style:name="P7" style:family="paragraph" style:parent-style-name="Text_20_body">
      <style:text-properties fo:font-style="italic" officeooo:rsid="000d51d5" officeooo:paragraph-rsid="000d51d5" style:font-style-asian="italic" style:font-style-complex="italic"/>
    </style:style>
    <style:style style:name="P8" style:family="paragraph" style:parent-style-name="Text_20_body">
      <style:paragraph-properties fo:margin-top="0cm" fo:margin-bottom="0cm" style:contextual-spacing="false"/>
      <style:text-properties fo:font-style="italic" officeooo:rsid="000d51d5" officeooo:paragraph-rsid="000d51d5" style:font-style-asian="italic" style:font-style-complex="italic"/>
    </style:style>
    <style:style style:name="P9" style:family="paragraph" style:parent-style-name="Standard">
      <style:text-properties fo:font-style="italic" officeooo:rsid="000d51d5" officeooo:paragraph-rsid="000f4c44" style:font-style-asian="italic" style:font-style-complex="italic"/>
    </style:style>
    <style:style style:name="P10" style:family="paragraph" style:parent-style-name="Text_20_body">
      <style:text-properties officeooo:paragraph-rsid="000d51d5"/>
    </style:style>
    <style:style style:name="P11" style:family="paragraph" style:parent-style-name="Subtitle" style:master-page-name="Standard">
      <style:paragraph-properties style:page-number="auto"/>
    </style:style>
    <style:style style:name="P12" style:family="paragraph" style:parent-style-name="Text_20_body" style:list-style-name="L1">
      <style:paragraph-properties fo:margin-top="0cm" fo:margin-bottom="0cm" style:contextual-spacing="false"/>
    </style:style>
    <style:style style:name="P13" style:family="paragraph" style:parent-style-name="Text_20_body" style:list-style-name="L2">
      <style:paragraph-properties fo:margin-top="0cm" fo:margin-bottom="0cm" style:contextual-spacing="false"/>
    </style:style>
    <style:style style:name="P14" style:family="paragraph" style:parent-style-name="Text_20_body" style:list-style-name="L2">
      <style:text-properties fo:font-weight="bold" fo:background-color="#ffff00" style:font-weight-asian="bold" style:font-weight-complex="bold"/>
    </style:style>
    <style:style style:name="T1" style:family="text">
      <style:text-properties officeooo:rsid="0013c442"/>
    </style:style>
    <style:style style:name="T2" style:family="text">
      <style:text-properties officeooo:rsid="000bf9b0"/>
    </style:style>
    <style:style style:name="T3" style:family="text">
      <style:text-properties officeooo:rsid="000d51d5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0d51d5" style:font-style-asian="italic" style:font-style-complex="italic"/>
    </style:style>
    <style:style style:name="T6" style:family="text">
      <style:text-properties fo:font-style="italic" officeooo:rsid="000ee897" style:font-style-asian="italic" style:font-style-complex="italic"/>
    </style:style>
    <style:style style:name="T7" style:family="text">
      <style:text-properties fo:font-style="italic" officeooo:rsid="000f4c44" style:font-style-asian="italic" style:font-style-complex="italic"/>
    </style:style>
    <style:style style:name="T8" style:family="text">
      <style:text-properties fo:font-style="italic" officeooo:rsid="00154bb4" style:font-style-asian="italic" style:font-style-complex="italic"/>
    </style:style>
    <style:style style:name="T9" style:family="text">
      <style:text-properties fo:font-size="10pt"/>
    </style:style>
    <style:style style:name="T10" style:family="text">
      <style:text-properties officeooo:rsid="00149af8"/>
    </style:style>
    <style:style style:name="T11" style:family="text">
      <style:text-properties officeooo:rsid="00154bb4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Nom1"/>
        <text:variable-decl office:value-type="string" text:name="Nom2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-start text:name="__DdeLink__21_3363208115"/><text:bookmark-start text:name="__DdeLink__23_3363208115"/>Modules Réseaux : SAÉ 2.03<text:bookmark-end text:name="__DdeLink__21_3363208115"/><text:bookmark-end text:name="__DdeLink__23_3363208115"/></text:p>
      <text:p text:style-name="Title"><text:span text:style-name="T2">Compte-rendu d’</text:span><text:bookmark-start text:name="__DdeLink__19_3363208115"/>installation et <text:span text:style-name="T2">de </text:span>configuration d'un serveur<text:bookmark-end text:name="__DdeLink__19_3363208115"/></text:p>
      <text:list xml:id="list2200570906" text:style-name="L1">
        <text:list-item>
          <text:p text:style-name="P12"><text:span text:style-name="T3">C</text:span>e compte-rendu est basé sur le fichier <text:span text:style-name="Source_20_Text">README.md</text:span> où vous avez décrit les configurations réalisées et les éventuels problèmes rencontrés. </text:p>
        </text:list-item>
      </text:list>
      <text:list xml:id="list3258184123" text:style-name="L2">
        <text:list-item>
          <text:p text:style-name="P13">Il comprend les extraits de fichiers de configuration les plus pertinents ainsi que les captures d'écran réalisées </text:p>
        </text:list-item>
        <text:list-item>
          <text:p text:style-name="P14">Il doit être également déposé sur GitLab <text:span text:style-name="T3">avant </text:span><text:span text:style-name="T10">la date limite</text:span></text:p>
        </text:list-item>
      </text:list>
      <text:h text:style-name="Heading_20_2" text:outline-level="2"><text:bookmark text:name="gestion-des-services-systemd"/>1. Gestion des services : <text:span text:style-name="Source_20_Text">systemd</text:span> </text:h>
      <text:p text:style-name="P7"><text:bookmark-start text:name="__DdeLink__10_3363208115"/>Notez ici les commandes saisies, les sorties de ces commandes ; ajoutez les captures d’écran qui vous semblent intéressantes.<text:bookmark-end text:name="__DdeLink__10_3363208115"/></text:p>
      <text:p text:style-name="P5"/>
      <text:h text:style-name="Heading_20_2" text:outline-level="2"><text:bookmark text:name="serveur-web-apache2"/>2. Serveur Web apache2 </text:h>
      <text:h text:style-name="P4" text:outline-level="3">Installation de base du serveur</text:h>
      <text:p text:style-name="P7"><text:bookmark-start text:name="__DdeLink__8_3363208115"/>Notez ici les commandes saisies dans la première partie de l’installation, les sorties de ces commandes ; ajoutez les captures d’écran qui vous semblent intéressantes.<text:bookmark-end text:name="__DdeLink__8_3363208115"/></text:p>
      <text:h text:style-name="Heading_20_3" text:outline-level="3"><text:span text:style-name="Strong_20_Emphasis"><text:span text:style-name="T3">Installation du</text:span></text:span><text:span text:style-name="Strong_20_Emphasis"> serveur Web virtuel</text:span></text:h>
      <text:p text:style-name="P8">Notez ici les commandes saisies dans la partie « VirtualHost » de l’installation, les sorties de ces commandes ; ajoutez les captures d’écran qui vous semblent intéressantes.</text:p>
      <text:p text:style-name="P8"/>
      <text:p text:style-name="P8"/>
      <text:h text:style-name="Heading_20_2" text:outline-level="2"><text:bookmark text:name="serveur-web-securise-https"/>3. Serveur Web sécurisé https</text:h>
      <text:p text:style-name="P7">Notez ici les commandes saisies, les sorties de ces commandes ; ajoutez les captures d’écran qui vous semblent intéressantes.</text:p>
      <text:h text:style-name="Heading_20_2" text:outline-level="2"><text:bookmark text:name="langage-de-programmation-php"/>4. Langage de programmation PHP</text:h>
      <text:p text:style-name="P7">Notez ici les commandes saisies pour l’installation de PHP, les sorties de ces commandes ; ajoutez les captures d’écran qui vous semblent intéressantes.</text:p>
      <text:h text:style-name="Heading_20_2" text:outline-level="2"><text:bookmark text:name="serveur-de-base-de-donnees-mysql"/><text:soft-page-break/>5. Serveur de base de données MySQL </text:h>
      <text:p text:style-name="P10"><text:bookmark-start text:name="__DdeLink__15_3363208115"/><text:span text:style-name="T5">Notez ici les commandes saisies pour l’installation de </text:span><text:span text:style-name="T6">MySQL</text:span><text:span text:style-name="T5">, les sorties de ces commandes ; ajoutez les captures d’écran qui vous semblent intéressantes.</text:span><text:bookmark-end text:name="__DdeLink__15_3363208115"/></text:p>
      <text:p text:style-name="P7"/>
      <text:p text:style-name="P7"/>
      <text:h text:style-name="P2" text:outline-level="2"><text:bookmark text:name="outil-d-administration-de-bases-de-donnees-phpmyadmin"/>6. Outil d'administration de bases de données phpMyAdmin</text:h>
      <text:p text:style-name="P3"><text:bookmark-start text:name="__DdeLink__17_3363208115"/><text:s/><text:span text:style-name="T5">Notez ici les commandes saisies pour l’installation de </text:span><text:span text:style-name="T7">phpMyAdmin</text:span><text:span text:style-name="T5">, les sorties de ces commandes ; ajoutez les captures d’écran qui vous semblent intéressantes.</text:span><text:bookmark-end text:name="__DdeLink__17_3363208115"/></text:p>
      <text:p text:style-name="P9"/>
      <text:p text:style-name="P9"/>
      <text:h text:style-name="Heading_20_2" text:outline-level="2"><text:bookmark text:name="outil-d-administration-de-bases-de-donnees-phpmyadmin1"/>7. Installation d<text:span text:style-name="T11">e la plateforme MediaWiki</text:span></text:h>
      <text:p text:style-name="P3"><text:s/><text:span text:style-name="T5">Notez ici les commandes saisies pour l’installation de </text:span><text:span text:style-name="T8">MediaWiki</text:span><text:span text:style-name="T5">, les sorties de ces commandes ; ajoutez les captures d’écran qui vous semblent intéressantes ; </text:span><text:span text:style-name="T7">en particulier la démonstration d’accès </text:span><text:span text:style-name="T4">à votre machine virtuelle</text:span><text:span text:style-name="T7"> via son URL <text:line-break/></text:span><text:span text:style-name="Source_20_Text"><text:span text:style-name="T9">https://&lt;nom_DNS_de_votre_VM&gt;.ad-urca.univ-reims.fr</text:span></text:span></text:p>
      <text:p text:style-name="Standard"><text:span text:style-name="Strong_20_Emphasis"/></text:p>
      <text:p text:style-name="Standard"><text:span text:style-name="Strong_20_Emphasis"/></text:p>
      <text:p text:style-name="P6"><text:span text:style-name="Strong_20_Emphasis">PENSEZ A LAISSER ALLUMÉE VOTRE MACHINE VIRTUELLE</text:span><text:line-break/>AFIN QU'ON PUISSE Y ACCÉDER ..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font-name-asian="DejaVu Sans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fo:padding="0.049cm" fo:border-left="none" fo:border-right="none" fo:border-top="none" fo:border-bottom="0.54pt solid #000000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fo:padding="0.049cm" fo:border-left="none" fo:border-right="none" fo:border-top="0.54pt solid #000000" fo:border-bottom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paragraph-rsid="0012850b"/>
    </style:style>
    <style:style style:name="MT1" style:family="text">
      <style:text-properties officeooo:rsid="0013c442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variable-decls>
          <text:variable-decl office:value-type="string" text:name="Nom1"/>
          <text:variable-decl office:value-type="string" text:name="Nom2"/>
        </text:variable-decls>
        <text:p text:style-name="MP1">Noms : <text:variable-set text:name="Nom1" office:value-type="string">Nom - Prénom étudiant 1</text:variable-set><text:tab/><text:variable-set text:name="Nom2" office:value-type="string">Nom - Prénom étudiant 2</text:variable-set></text:p>
      </style:header>
      <style:footer>
        <text:p text:style-name="Footer">Modules Réseaux : SAÉ 2.03 - <text:span text:style-name="MT1">B</text:span>UT Informatique Reims<text:tab/><text:page-number text:select-page="current">2</text:page-number></text:p>
      </style:footer>
    </style:master-page>
    <style:master-page style:name="HTML" style:page-layout-name="Mpm2" draw:style-name="Mdp1">
      <style:header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Modules Réseaux : SAÉ 203 - IUT de Reims</dc:title>
    <meta:editing-duration>PT45M20S</meta:editing-duration>
    <meta:editing-cycles>6</meta:editing-cycles>
    <meta:generator>LibreOffice/7.3.7.2$Linux_X86_64 LibreOffice_project/30$Build-2</meta:generator>
    <meta:initial-creator>Gregory ARGANINI</meta:initial-creator>
    <meta:creation-date>2022-03-17T15:01:21.781082699</meta:creation-date>
    <dc:date>2024-04-08T10:31:54.022743013</dc:date>
    <dc:creator>Greg Arganini</dc:creator>
    <meta:document-statistic meta:table-count="0" meta:image-count="0" meta:object-count="0" meta:page-count="2" meta:paragraph-count="25" meta:word-count="345" meta:character-count="2255" meta:non-whitespace-character-count="1930"/>
    <meta:user-defined meta:name="viewport">width=device-width, initial-scale=1</meta:user-defined>
  </office:meta>
</office:document-meta>
</file>